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Thorndale" svg:font-family="Thorndale"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font-size="32pt"/>
    </style:style>
    <style:style style:name="P2" style:family="paragraph" style:parent-style-name="Standard">
      <style:paragraph-properties fo:text-align="start" style:justify-single-word="false"/>
      <style:text-properties style:font-name="Luxi Sans" fo:font-size="14pt"/>
    </style:style>
    <style:style style:name="P3" style:family="paragraph" style:parent-style-name="Standard">
      <style:paragraph-properties fo:text-align="start" style:justify-single-word="false"/>
    </style:style>
    <style:style style:name="P4" style:family="paragraph" style:parent-style-name="Standard">
      <style:text-properties style:font-name="Nimbus Sans L"/>
    </style:style>
    <style:style style:name="P5" style:family="paragraph" style:parent-style-name="Standard">
      <style:paragraph-properties fo:text-align="start" style:justify-single-word="false"/>
      <style:text-properties style:font-name="Nimbus Sans L" fo:font-size="14pt"/>
    </style:style>
    <style:style style:name="P6"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style>
    <style:style style:name="P7"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font-name="Nimbus Sans L" fo:font-size="14pt" style:text-underline-style="solid" style:text-underline-width="auto" style:text-underline-color="font-color"/>
    </style:style>
    <style:style style:name="P9" style:family="paragraph" style:parent-style-name="Standard">
      <style:paragraph-properties fo:text-align="start" style:justify-single-word="false"/>
      <style:text-properties style:font-name="Nimbus Sans L" fo:font-size="14pt" style:text-underline-style="none"/>
    </style:style>
    <style:style style:name="P10" style:family="paragraph" style:parent-style-name="Standard">
      <style:paragraph-properties fo:text-align="start" style:justify-single-word="false"/>
      <style:text-properties style:font-name="Nimbus Sans L" fo:font-size="14pt" style:text-underline-style="none" fo:font-weight="bold"/>
    </style:style>
    <style:style style:name="P11" style:family="paragraph" style:parent-style-name="Standard">
      <style:paragraph-properties fo:text-align="start" style:justify-single-word="false"/>
      <style:text-properties style:font-name="Nimbus Sans L" fo:font-size="14pt" style:text-underline-style="none" fo:font-weight="normal"/>
    </style:style>
    <style:style style:name="P12" style:family="paragraph" style:parent-style-name="Standard">
      <style:paragraph-properties fo:text-align="start" style:justify-single-word="false"/>
      <style:text-properties style:font-name="Nimbus Sans L" fo:font-size="14pt" style:text-underline-style="none" style:font-size-asian="14pt" style:font-size-complex="14pt"/>
    </style:style>
    <style:style style:name="P13" style:family="paragraph" style:parent-style-name="Standard">
      <style:paragraph-properties fo:text-align="start" style:justify-single-word="false"/>
      <style:text-properties style:font-name="Nimbus Sans L" fo:font-size="14pt" fo:font-style="italic" style:text-underline-style="none" fo:font-weight="normal"/>
    </style:style>
    <style:style style:name="P14" style:family="paragraph" style:parent-style-name="Standard">
      <style:text-properties style:font-name="Nimbus Sans L" fo:font-size="14pt" style:font-size-asian="14pt" style:font-size-complex="14pt"/>
    </style:style>
    <style:style style:name="P15" style:family="paragraph" style:parent-style-name="Standard">
      <style:paragraph-properties fo:text-align="start" style:justify-single-word="false"/>
      <style:text-properties style:font-name="Nimbus Sans L"/>
    </style:style>
    <style:style style:name="P16" style:family="paragraph" style:parent-style-name="Standard">
      <style:paragraph-properties fo:margin-left="0.4925in" fo:margin-right="0.0598in" fo:text-indent="0in" style:auto-text-indent="false"/>
      <style:text-properties style:font-name="Nimbus Sans L" fo:font-size="14pt" style:font-size-asian="14pt" style:font-size-complex="14pt"/>
    </style:style>
    <style:style style:name="P17" style:family="paragraph" style:parent-style-name="Standard" style:list-style-name="L1">
      <style:paragraph-properties fo:text-align="start" style:justify-single-word="false"/>
      <style:text-properties style:font-name="Nimbus Sans L" fo:font-size="14pt"/>
    </style:style>
    <style:style style:name="P18" style:family="paragraph" style:parent-style-name="Standard" style:list-style-name="L3">
      <style:paragraph-properties fo:text-align="start" style:justify-single-word="false"/>
      <style:text-properties style:font-name="Nimbus Sans L" fo:font-size="14pt"/>
    </style:style>
    <style:style style:name="P19" style:family="paragraph" style:parent-style-name="Standard" style:list-style-name="L2">
      <style:paragraph-properties fo:text-align="start" style:justify-single-word="false"/>
      <style:text-properties style:font-name="Nimbus Sans L" fo:font-size="14pt" style:text-underline-style="none"/>
    </style:style>
    <style:style style:name="P20" style:family="paragraph" style:parent-style-name="Standard" style:list-style-name="L4">
      <style:paragraph-properties fo:text-align="start" style:justify-single-word="false"/>
      <style:text-properties style:font-name="Nimbus Sans L" fo:font-size="14pt" style:text-underline-style="none"/>
    </style:style>
    <style:style style:name="P21" style:family="paragraph" style:parent-style-name="Standard" style:list-style-name="L5">
      <style:paragraph-properties fo:text-align="start" style:justify-single-word="false"/>
      <style:text-properties style:font-name="Nimbus Sans L" fo:font-size="14pt" style:text-underline-style="none"/>
    </style:style>
    <style:style style:name="P22" style:family="paragraph" style:parent-style-name="Standard" style:list-style-name="L7">
      <style:paragraph-properties fo:text-align="start" style:justify-single-word="false"/>
      <style:text-properties style:font-name="Nimbus Sans L" fo:font-size="14pt" style:text-underline-style="none"/>
    </style:style>
    <style:style style:name="P23" style:family="paragraph" style:parent-style-name="Standard" style:list-style-name="L8">
      <style:paragraph-properties fo:text-align="start" style:justify-single-word="false"/>
      <style:text-properties style:font-name="Nimbus Sans L" fo:font-size="14pt" style:text-underline-style="none"/>
    </style:style>
    <style:style style:name="P24" style:family="paragraph" style:parent-style-name="Standard" style:list-style-name="L6">
      <style:paragraph-properties fo:text-align="start" style:justify-single-word="false"/>
      <style:text-properties style:font-name="Nimbus Sans L" fo:font-size="14pt" style:text-underline-style="none" style:font-size-asian="14pt" style:font-size-complex="14pt"/>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style:text-underline-style="none"/>
    </style:style>
    <style:style style:name="T5" style:family="text">
      <style:text-properties fo:font-size="14pt" fo:font-style="italic" style:text-underline-style="none"/>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format="1" text:start-value="0" text:display-levels="2">
        <style:list-level-properties text:space-before="0.0563in" text:min-label-width="0.1965in"/>
      </text:list-level-style-number>
      <text:list-level-style-number text:level="3" style:num-suffix="." style:num-format="1" text:display-levels="3">
        <style:list-level-properties text:space-before="0.1126in" text:min-label-width="0.1965in"/>
      </text:list-level-style-number>
      <text:list-level-style-number text:level="4" style:num-suffix="." style:num-format="1" text:display-levels="4">
        <style:list-level-properties text:space-before="0.1689in" text:min-label-width="0.1965in"/>
      </text:list-level-style-number>
      <text:list-level-style-number text:level="5" style:num-suffix="." style:num-format="1" text:display-levels="5">
        <style:list-level-properties text:space-before="0.2252in" text:min-label-width="0.1965in"/>
      </text:list-level-style-number>
      <text:list-level-style-number text:level="6" style:num-suffix="." style:num-format="1" text:display-levels="6">
        <style:list-level-properties text:space-before="0.2815in" text:min-label-width="0.1965in"/>
      </text:list-level-style-number>
      <text:list-level-style-number text:level="7" style:num-suffix="." style:num-format="1" text:display-levels="7">
        <style:list-level-properties text:space-before="0.3374in" text:min-label-width="0.1965in"/>
      </text:list-level-style-number>
      <text:list-level-style-number text:level="8" style:num-suffix="." style:num-format="1" text:display-levels="8">
        <style:list-level-properties text:space-before="0.3937in" text:min-label-width="0.1965in"/>
      </text:list-level-style-number>
      <text:list-level-style-number text:level="9" style:num-suffix="." style:num-format="1" text:display-levels="9">
        <style:list-level-properties text:space-before="0.45in" text:min-label-width="0.1965in"/>
      </text:list-level-style-number>
      <text:list-level-style-number text:level="10" style:num-suffix="." style:num-format="1" text:display-levels="10">
        <style:list-level-properties text:space-before="0.5063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FX builder window manual</text:p>
      <text:p text:style-name="P2"/>
      <text:p text:style-name="P5">Author: salsaman at xs4all.nl</text:p>
      <text:p text:style-name="P5">Version 1.3</text:p>
      <text:p text:style-name="P5">Date: 14/04/2009</text:p>
      <text:p text:style-name="P5"/>
      <text:p text:style-name="P5">Revision History</text:p>
      <text:list text:style-name="L1">
        <text:list-item>
          <text:list>
            <text:list-item>
              <text:p text:style-name="P17">First release</text:p>
            </text:list-item>
            <text:list-item>
              <text:p text:style-name="P17">Added string support to RFX</text:p>
            </text:list-item>
          </text:list>
        </text:list-item>
      </text:list>
      <text:p text:style-name="P5"><text:s/>1.2Update for RFX 1.7</text:p>
      <text:p text:style-name="P5"><text:s/>1.3 Update with generators</text:p>
      <text:p text:style-name="P5"/>
      <text:p text:style-name="P5">The RFX builder window in LiVES is a tool which allows the rapid development of RFX scripts (see the RFX spec). The scripts can be processed by applications to produce plugins. These plugins can then be loaded into any RFX ready application.</text:p>
      <text:p text:style-name="P5"/>
      <text:p text:style-name="P5">Currently scripts are coded in LiVES in LIVES-Perl. Soon the RFX builder window will allow coding in other languages (for example, C, to build Weed real time effects).</text:p>
      <text:p text:style-name="P5"/>
      <text:p text:style-name="P5"/>
      <text:p text:style-name="P6">Script <text:s/>Status</text:p>
      <text:p text:style-name="P9">There are three status levels for RFX scripts in LiVES:</text:p>
      <text:p text:style-name="P9"/>
      <text:list text:style-name="L2">
        <text:list-header>
          <text:p text:style-name="P19"/>
        </text:list-header>
        <text:list-item>
          <text:p text:style-name="P19">builtin : factory supplied defaults. These can be copied to test but not edited directly.</text:p>
        </text:list-item>
        <text:list-item>
          <text:p text:style-name="P19">test : test scripts can be created and edited by the user. Once editing is complete, test scripts can be promoted to Custom status.</text:p>
        </text:list-item>
        <text:list-item>
          <text:p text:style-name="P19">custom : custom scripts can be imported and exported. There is a section on the LiVES homepage with links to Custom RFX scripts.</text:p>
        </text:list-item>
      </text:list>
      <text:p text:style-name="P5"/>
      <text:p text:style-name="P5"/>
      <text:p text:style-name="P5"/>
      <text:p text:style-name="P5"/>
      <text:p text:style-name="P6">The fields in the RFXbuilder window</text:p>
      <text:p text:style-name="P6"/>
      <text:p text:style-name="P6">Type</text:p>
      <text:p text:style-name="P15"/>
      <text:p text:style-name="P5"><text:soft-page-break/>The first field in the LiVES rfxbuilder window is “type”</text:p>
      <text:p text:style-name="P5"/>
      <text:p text:style-name="P5">RFX scripts in LiVES are divided into types, those types are currently:</text:p>
      <text:p text:style-name="P5"/>
      <text:list text:style-name="L3">
        <text:list-item>
          <text:p text:style-name="P18">effects</text:p>
        </text:list-item>
        <text:list-item>
          <text:p text:style-name="P18">tools</text:p>
        </text:list-item>
        <text:list-item>
          <text:p text:style-name="P18">transitions</text:p>
        </text:list-item>
        <text:list-item>
          <text:p text:style-name="P18">generators</text:p>
        </text:list-item>
        <text:list-item>
          <text:p text:style-name="P18">utilities</text:p>
        </text:list-item>
      </text:list>
      <text:p text:style-name="P5"/>
      <text:p text:style-name="P5"/>
      <text:p text:style-name="P8">Effects</text:p>
      <text:p text:style-name="P9">Effects take one input frame at a time and produce one output frame.</text:p>
      <text:p text:style-name="P9">Frames may not be resized, nor may the palette or image type be altered.</text:p>
      <text:p text:style-name="P9">You must produce the output frames in order, and you may not skip an output frame. In LiVES, an effect is applied to a selection of a clip.</text:p>
      <text:p text:style-name="P9"/>
      <text:p text:style-name="P8">Tools</text:p>
      <text:p text:style-name="P9">Tools take one input frame at a time and produce one output frame.</text:p>
      <text:p text:style-name="P9">Frames may be resized, but the palette or image type be altered.</text:p>
      <text:p text:style-name="P9">If the frames are resized, they must all be resized to the same size.</text:p>
      <text:p text:style-name="P9">You must produce the output frames in order, and you may not skip an output frame. In LiVES, a tool is applied to an entire clip.</text:p>
      <text:p text:style-name="P9"/>
      <text:p text:style-name="P8">Transitions</text:p>
      <text:p text:style-name="P9">Transitions take two input frames at a time and produce one output frame.</text:p>
      <text:p text:style-name="P9">The output frame must be the same size as the first input frame, and the palette and image type of the output frame must match that of the input frame.</text:p>
      <text:p text:style-name="P9">You must produce the output frames in order, and you may not skip an output frame. In LiVES, a transition is between the clipboard and a selection of a clip.</text:p>
      <text:p text:style-name="P9"/>
      <text:p text:style-name="P8">Generators</text:p>
      <text:p text:style-name="P9">Generators produce images.</text:p>
      <text:p text:style-name="P4"/>
      <text:p text:style-name="P4">Frames must be all of the same size and numbered in sequence.</text:p>
      <text:p text:style-name="P4">You should produce the output frames in numerical order.</text:p>
      <text:p text:style-name="P4"/>
      <text:p text:style-name="P4">There are two types of generator - <text:s/>batch generators and non-batch generators. Batch generators produce all of their frames in one go, non-batch generators use the loop code to produce one frame at a time.</text:p>
      <text:p text:style-name="P9"><text:soft-page-break/></text:p>
      <text:p text:style-name="P9"/>
      <text:p text:style-name="P9"/>
      <text:p text:style-name="P8">Utilities</text:p>
      <text:p text:style-name="P9">Utilities do not process frames, but they may take advantage of the parameter window system in LiVES, and may execute code when they are activated.</text:p>
      <text:p text:style-name="P9"/>
      <text:p text:style-name="P9"/>
      <text:p text:style-name="P6">Name</text:p>
      <text:p text:style-name="P9">The next field in the rfxbuilder window is “Name”. Here you enter the name of your plugin. Note that spaces are not allowed in the name, and the name must be unique amongst all plugins loaded on the particular LiVES system.</text:p>
      <text:p text:style-name="P9"/>
      <text:p text:style-name="P9">LiVES uses the name field when generating a plugin from the script.</text:p>
      <text:p text:style-name="P9"/>
      <text:p text:style-name="P9">LiVES also uses the name field to prompt for a default script name:</text:p>
      <text:p text:style-name="P9">name.script</text:p>
      <text:p text:style-name="P9"/>
      <text:p text:style-name="P9"/>
      <text:p text:style-name="P9"/>
      <text:p text:style-name="P9"/>
      <text:p text:style-name="P9"/>
      <text:p text:style-name="P6">Version</text:p>
      <text:p text:style-name="P9">This takes an integer value for the plugin version.</text:p>
      <text:p text:style-name="P9"/>
      <text:p text:style-name="P7">Author</text:p>
      <text:p text:style-name="P9">Freeform author field. Mandatory.</text:p>
      <text:p text:style-name="P9"/>
      <text:p text:style-name="P7">URL</text:p>
      <text:p text:style-name="P9">Optional field for author's URL.</text:p>
      <text:p text:style-name="P9"/>
      <text:p text:style-name="P6">Menu text</text:p>
      <text:p text:style-name="P9">This field is mandatory. Here you enter a text string which should identify this script's plugin in a menu. Underscores represent mnemonic keys in the name.</text:p>
      <text:p text:style-name="P9"/>
      <text:p text:style-name="P9"/>
      <text:p text:style-name="P6">Action Description</text:p>
      <text:p text:style-name="P9">This field does not appear for utilities. For other RFX types, it is mandatory. It should describe actively what the plugin is doing to frames/data in the <text:soft-page-break/>present continuous tense, the first word only capitalised, e.g.</text:p>
      <text:p text:style-name="P9">“Edge detecting”. This text appears in various places in the LiVES GUI.</text:p>
      <text:p text:style-name="P9"/>
      <text:p text:style-name="P9"/>
      <text:p text:style-name="P6">Minimum Frames</text:p>
      <text:p text:style-name="P9">This field does not appear for utilities. For other RFX types, it is mandatory. It informs LiVES what is the minimum number of frames this tool/effect can be applied to. Normally the default setting of 1 is acceptable.</text:p>
      <text:p text:style-name="P9"/>
      <text:p text:style-name="P9">The next most important field depends on the RFX type. For Utilities it is Triggers, for all other RFX types it is the Loop code.</text:p>
      <text:p text:style-name="P9"/>
      <text:p text:style-name="P9"/>
      <text:p text:style-name="P9"/>
      <text:p text:style-name="P6">Loop Code</text:p>
      <text:p text:style-name="P9">The objective of the Loop code is to create an output image. How this image is created is left to the discretion of the plugin author. However, note the rules described under the “type” entry above.</text:p>
      <text:p text:style-name="P9"/>
      <text:p text:style-name="P9">The means of achieving this objective depends on the Language Code. Currently in LiVES, the Language Code is fixed as LiVES-Perl. However, other languages may be used in the future since the system is extendible via plugin builders.</text:p>
      <text:p text:style-name="P9"/>
      <text:p text:style-name="P9">The following however, assumes that your plugin is written in LiVES-Perl.</text:p>
      <text:p text:style-name="P9">You should refer also to the LiVES-Perl user guide.</text:p>
      <text:p text:style-name="P9"/>
      <text:list text:style-name="L4">
        <text:list-item>
          <text:p text:style-name="P20">Effects : you must produce the output frame called $out. The image size (width and height) of $out must match the image size of a frame called $in. This image size is given as $width and $height. The palette/image type of $out must match that of $in, even if the file extension of $out does not match that of $in. You may not change $in, but you may copy it to produce $out.</text:p>
          <text:p text:style-name="P20"/>
          <text:p text:style-name="P20">At the very least, your plugin should copy $in to $out:</text:p>
          <text:p text:style-name="P20">`cp $in $out`;</text:p>
        </text:list-item>
      </text:list>
      <text:p text:style-name="P9"/>
      <text:p text:style-name="P9"><text:s text:c="4"/>You may use any command on the system as a frame effect, via the Perl</text:p>
      <text:p text:style-name="P9"><text:s text:c="5"/>“system” command.</text:p>
      <text:p text:style-name="P9"/>
      <text:list text:style-name="L4">
        <text:list-item text:start-value="1">
          <text:p text:style-name="P20">Tools : you must produce the output frame called $out. The image size <text:soft-page-break/>(width and height) of $out may vary, but all frames processed between pre and post (see below) must be of the same size. The input image size is given as $width and $height. You should set $nwidth and $nheight to the new width and height of $out, even if you do not resize. The palette/image type of $out must match that of $in, even if the file extension of $out does not match that of $in. You may not change $in, but you may copy it to produce $out.</text:p>
          <text:p text:style-name="P20"/>
          <text:p text:style-name="P20">At the very least, your plugin should copy $in to $out:</text:p>
          <text:p text:style-name="P20">`cp $in $out`;</text:p>
        </text:list-item>
      </text:list>
      <text:p text:style-name="P9"/>
      <text:p text:style-name="P9"><text:s text:c="4"/>You may use any command on the system as a frame effect, via the Perl</text:p>
      <text:p text:style-name="P9"><text:s text:c="5"/>“system” command.</text:p>
      <text:p text:style-name="P9"/>
      <text:list text:style-name="L5">
        <text:list-item>
          <text:p text:style-name="P21">Transitions : you must produce the output frame called $out. The image size (width and height) of $out must match the image size of a frame called $in. This image size is given as $width and $height. The palette/image type of $out must match that of $in, even if the file extension of $out does not match that of $in. You may not change $in, but you may copy it to produce $out. For transitions, there will be an additional frame, $in2 with $width2 and $height2.</text:p>
          <text:p text:style-name="P21"/>
        </text:list-item>
      </text:list>
      <text:list text:style-name="L4">
        <text:list-header>
          <text:p text:style-name="P20">At the very least, your plugin should copy $in to $out:</text:p>
          <text:p text:style-name="P20">`cp $in $out`;</text:p>
        </text:list-header>
      </text:list>
      <text:p text:style-name="P9"/>
      <text:p text:style-name="P9"><text:s text:c="4"/>You may use any command on the system as a frame effect, via the Perl</text:p>
      <text:p text:style-name="P9"><text:s text:c="5"/>“system” command.</text:p>
      <text:p text:style-name="P9"/>
      <text:p text:style-name="P12"/>
      <text:list text:style-name="L6">
        <text:list-item>
          <text:p text:style-name="P24">Generators : </text:p>
        </text:list-item>
      </text:list>
      <text:p text:style-name="P16">Batch mode generators should produce all their frames at once, these should be numbered in sequence.</text:p>
      <text:p text:style-name="P16"><text:tab/></text:p>
      <text:p text:style-name="P16">non batch-mode generators must produce the output frame called $out.</text:p>
      <text:p text:style-name="P14"><text:tab/></text:p>
      <text:p text:style-name="P14"><text:s text:c="4"/>Some variables must be set for non-batch mode. </text:p>
      <text:p text:style-name="P14"><text:tab/><text:span text:style-name="T3">$end</text:span> must be set to the number of frames to be generated in total.</text:p>
      <text:p text:style-name="P14"><text:tab/><text:span text:style-name="T3">$nwidth </text:span>and <text:span text:style-name="T3">$nheight</text:span> must be set to the image size.</text:p>
      <text:p text:style-name="P14"/>
      <text:p text:style-name="P14"><text:s text:c="6"/><text:tab/>Optionally (for batch and non-batch mode):</text:p>
      <text:p text:style-name="P14"><text:soft-page-break/><text:span text:style-name="T3"><text:tab/>$fps</text:span> can be set to the frame-rate. If this is not set the host will set <text:tab/>its own frame-rate.</text:p>
      <text:p text:style-name="P12"/>
      <text:p text:style-name="P9"/>
      <text:p text:style-name="P9"/>
      <text:p text:style-name="P9"/>
      <text:p text:style-name="P9">Any user settable parameters can be defined in the Parameter section of the RFX builder window. These parameters are referred to in LiVES-Perl as $p0, $p1, $p2, etc. in the pre/loop/post/trigger code.</text:p>
      <text:p text:style-name="P9"/>
      <text:p text:style-name="P9">Any variables set in the Loop code are available in the Post code also.</text:p>
      <text:p text:style-name="P9"/>
      <text:p text:style-name="P9"/>
      <text:p text:style-name="P6">Pre Code</text:p>
      <text:p text:style-name="P9">This code is run before the Loop code. In here you can enter any code which should only be done once for a processing block, e.g. initialising values, setting $nwidth and $nheight for a Tool. Any variables set in the Pre code are available in the Loop code and in the Post code.</text:p>
      <text:p text:style-name="P9"/>
      <text:p text:style-name="P6">Post Code</text:p>
      <text:p text:style-name="P9">This code is run after the Loop code. In here you should remove any temporary files which were created in the Pre or Loop sections.</text:p>
      <text:p text:style-name="P9"/>
      <text:p text:style-name="P9"/>
      <text:p text:style-name="P9"/>
      <text:p text:style-name="P6">Parameters</text:p>
      <text:p text:style-name="P9">This section is used to define the user changeable parameters which will be used in the Pre/Loop/Post/Trigger code.</text:p>
      <text:p text:style-name="P9"><text:s/></text:p>
      <text:p text:style-name="P9">These parameters are referred to in LiVES-Perl as $p0, $p1, $p2, etc.</text:p>
      <text:p text:style-name="P9">For the variable type colRGB24, the parameter is split, e.g. $p0_red, $p0_green, $p0_blue.</text:p>
      <text:p text:style-name="P9"/>
      <text:p text:style-name="P9">Here you define the name/label, type, minimum, maximum, and other details for those parameters.</text:p>
      <text:p text:style-name="P9"/>
      <text:p text:style-name="P9">When the RFX plugin is activated, the user will be presented with a window which allows them to enter the parameter values.</text:p>
      <text:p text:style-name="P9"/>
      <text:p text:style-name="P9">The parameter types currently are:</text:p>
      <text:p text:style-name="P9"/>
      <text:list text:style-name="L7">
        <text:list-item>
          <text:p text:style-name="P22"><text:soft-page-break/>bool : boolean</text:p>
        </text:list-item>
        <text:list-item>
          <text:p text:style-name="P22">num : numerical (int or float)</text:p>
        </text:list-item>
        <text:list-item>
          <text:p text:style-name="P22">string</text:p>
        </text:list-item>
        <text:list-item>
          <text:p text:style-name="P22">colRGB24 : red, green and blue values each of which ranges from 0 – 255</text:p>
        </text:list-item>
      </text:list>
      <text:p text:style-name="P9">- string list : the value is an integer (0 based index in list)</text:p>
      <text:p text:style-name="P9"/>
      <text:p text:style-name="P9">The remaining fields vary depending on the parameter type.</text:p>
      <text:p text:style-name="P9"/>
      <text:p text:style-name="P8">Name/Label</text:p>
      <text:p text:style-name="P9"/>
      <text:p text:style-name="P9">This is the text which appears next to the parameter entry in the parameter window. This is a mandatory field for all parameter types.</text:p>
      <text:p text:style-name="P9"/>
      <text:p text:style-name="P9"/>
      <text:p text:style-name="P8">Button Group</text:p>
      <text:p text:style-name="P9"/>
      <text:p text:style-name="P9">Use of a non-zero button group implies that only one parameter in that group (the active parameter) can take its non-off value. Off value is defined as zero for bool type parameters, default value for all other types. One effect of setting the group in LiVES is to turn bool type parameters from check buttons into radio buttons. Usually this can be left as 0.</text:p>
      <text:p text:style-name="P9"/>
      <text:p text:style-name="P9"/>
      <text:p text:style-name="P8">Decimal Places</text:p>
      <text:p text:style-name="P9"/>
      <text:p text:style-name="P9">This field only exists for <text:span text:style-name="T1">num</text:span> type variables. The effect is to make a parameter either an integer (a zero value) or into a floating point parameter (a non zero value).</text:p>
      <text:p text:style-name="P9"/>
      <text:p text:style-name="P9"/>
      <text:p text:style-name="P8">Default Value</text:p>
      <text:p text:style-name="P15"/>
      <text:p text:style-name="P9">In LiVES, this is the value which is set when the plugin is first loaded. Setting the value in the init trigger will also set the default (see below). For variables of type <text:span text:style-name="T1">colRGB24</text:span>, there are separate default values for red, green and blue.</text:p>
      <text:p text:style-name="P9"/>
      <text:p text:style-name="P9"/>
      <text:p text:style-name="P8">Minimum Value</text:p>
      <text:p text:style-name="P8"/>
      <text:p text:style-name="P15"><text:span text:style-name="T4">This field only appears for parameters of type </text:span><text:span text:style-name="T5">num</text:span><text:span text:style-name="T4">. It represents the minimum value of the parameter. Note that this value can be altered in the </text:span><text:soft-page-break/><text:span text:style-name="T4">init trigger (see below).</text:span></text:p>
      <text:p text:style-name="P8"/>
      <text:p text:style-name="P8"/>
      <text:p text:style-name="P8">Maximum Value</text:p>
      <text:p text:style-name="P8"/>
      <text:p text:style-name="P15"><text:span text:style-name="T4">This field only appears for parameters of type </text:span><text:span text:style-name="T5">num</text:span><text:span text:style-name="T4">. It represents the maximum value of the parameter. Note that this value can be altered in the init trigger (see below).</text:span></text:p>
      <text:p text:style-name="P9"/>
      <text:p text:style-name="P9"/>
      <text:p text:style-name="P8">Maximum length</text:p>
      <text:p text:style-name="P9"/>
      <text:p text:style-name="P9">This field appears only for parameters of type <text:span text:style-name="T1">string</text:span>. It allows you to set a maximum length for a string parameter. For LiVES-perl, the absolute maximum is 1024 characters.</text:p>
      <text:p text:style-name="P9"/>
      <text:p text:style-name="P9"/>
      <text:p text:style-name="P8">Set default</text:p>
      <text:p text:style-name="P9"/>
      <text:p text:style-name="P9">This button appears for <text:span text:style-name="T1">string</text:span> type parameters only. Clicking on it allows you to set a default value for the string parameter. Any text entered will be truncated to the maximum string length (see above).</text:p>
      <text:p text:style-name="P9"/>
      <text:p text:style-name="P9"/>
      <text:p text:style-name="P8">String Lists</text:p>
      <text:p text:style-name="P9">For string_lists, you may enter values on separate lines. The default can be selected from the list.</text:p>
      <text:p text:style-name="P8"/>
      <text:p text:style-name="P8"/>
      <text:p text:style-name="P8"/>
      <text:p text:style-name="P8">Parameter Window Hints</text:p>
      <text:p text:style-name="P9">This section is used to give the interface (in this case LiVES), some hints about how to lay out the parameter window.</text:p>
      <text:p text:style-name="P9"/>
      <text:p text:style-name="P9">There are two types of hints currently available in LiVES RFX builder.</text:p>
      <text:p text:style-name="P9"/>
      <text:list text:style-name="L8">
        <text:list-item>
          <text:p text:style-name="P23">layout</text:p>
        </text:list-item>
        <text:list-item>
          <text:p text:style-name="P23">special</text:p>
        </text:list-item>
      </text:list>
      <text:p text:style-name="P9"/>
      <text:p text:style-name="P9">In LiVES, <text:span text:style-name="T1">layout</text:span> defines a horizontal row within a vertical box of parameters.</text:p>
      <text:p text:style-name="P9"><text:span text:style-name="T1">Special</text:span> links together certain of the parameters with external (to RFX) <text:soft-page-break/>widgets.</text:p>
      <text:p text:style-name="P9"/>
      <text:p text:style-name="P9">There are 3 types of Special widgets currently defined in LiVES:</text:p>
      <text:p text:style-name="P9"/>
      <text:p text:style-name="P9">aspect</text:p>
      <text:p text:style-name="P9">framedraw</text:p>
      <text:p text:style-name="P9">transalign</text:p>
      <text:p text:style-name="P9"/>
      <text:p text:style-name="P9">These will be described in more detail below. First we will look at the <text:span text:style-name="T1">layout</text:span> keyword.</text:p>
      <text:p text:style-name="P9"/>
      <text:p text:style-name="P9">Every <text:span text:style-name="T1">layout</text:span> keyword is followed by a <text:span text:style-name="T2">layout row</text:span>. In LiVES these layout rows are drawn in order from top to bottom. Any parameters which are not in a layout row are positioned below the last layout row.</text:p>
      <text:p text:style-name="P9"/>
      <text:p text:style-name="P9">A layout row can consist of:</text:p>
      <text:p text:style-name="P9"/>
      <text:p text:style-name="P9">hseparator</text:p>
      <text:p text:style-name="P9"/>
      <text:p text:style-name="P9">or a mixture of</text:p>
      <text:p text:style-name="P9"/>
      <text:p text:style-name="P9">parameter position (e.g. p0)</text:p>
      <text:p text:style-name="P9">a label (e.g. “label”)</text:p>
      <text:p text:style-name="P9">a blank space for padding (fill) followed by a repeat number (e.g. fill2). If the number is 1 it can be omitted (e.g. fill).</text:p>
      <text:p text:style-name="P9"/>
      <text:p text:style-name="P9">Each field in the row is separated by a “|”. Field separators within quotes are ignored.</text:p>
      <text:p text:style-name="P9"/>
      <text:p text:style-name="P9">An example of a layout row might be:</text:p>
      <text:p text:style-name="P9"/>
      <text:p text:style-name="P9">“width”|p0|fill|”X”|fill|”height”|p1|</text:p>
      <text:p text:style-name="P9"/>
      <text:p text:style-name="P9">In LiVES this would produce a row that looks like:</text:p>
      <text:p text:style-name="P9"/>
      <text:p text:style-name="P9">a label “width”; the first parameter; some padding; a label “X”; more padding; a label “height”; the second parameter</text:p>
      <text:p text:style-name="P9"/>
      <text:p text:style-name="P9">The outcome is undefined if you try to position a non-existent parameter. This should be avoided. </text:p>
      <text:p text:style-name="P9"/>
      <text:p text:style-name="P9"><text:soft-page-break/>The first parameter is p0, the second, p1, etc.</text:p>
      <text:p text:style-name="P9"/>
      <text:p text:style-name="P9"/>
      <text:p text:style-name="P8">Special Widgets</text:p>
      <text:p text:style-name="P9">A special widget can be used to link parameters together, possibly with external values. In LiVES there are currently 3 types of special widgets. Some types have subtypes. Each special widget is explained below. The format for the linked parameters is currently (for example if there are 4 linked parameters):</text:p>
      <text:p text:style-name="P9">0|1|2|3|</text:p>
      <text:p text:style-name="P9">which would link parameters 0,1,2 and 3 to a special widget.</text:p>
      <text:p text:style-name="P9"/>
      <text:p text:style-name="P9">Special Type Aspect</text:p>
      <text:p text:style-name="P9">This is a special widget which links together two <text:span text:style-name="T1">num0</text:span> parameters in such a way that the ratio between the two parameters will always be the same as the width/height ratio of the current clip. This action is controlled by a checkbutton. The aspect widget will also set the default values for these two parameters to the current clip width and height, You should make sure both linked parameters are of type num.</text:p>
      <text:p text:style-name="P9"/>
      <text:p text:style-name="P9">Special Type Framedraw</text:p>
      <text:p text:style-name="P9">This is a special widget which has subtypes. The number of linked parameters, and the way they are linked depends on the subtype.</text:p>
      <text:p text:style-name="P9"/>
      <text:p text:style-name="P9">If the linked types are related to frame width,height,x or y, then connecting them to a float indicates a ratio (0.0 to 1.0 being the frame size). Connecting them to an integer indicates that absolute pixel values are to be used. The host can set max and min values as appropriate.</text:p>
      <text:p text:style-name="P9"/>
      <text:p text:style-name="P9">Framedraw subtype rectdemask</text:p>
      <text:p text:style-name="P15"><text:span text:style-name="T4">This subtype of framedraw links together four </text:span><text:span text:style-name="T5">numX</text:span><text:span text:style-name="T4"> parameters. The parameters are linked in such a way that they represent start/end x/y values for an unmasked rectangle, drawn over a frame from the current clip. If any of these parameters are changed, the unmasked rectangle also changes.</text:span></text:p>
      <text:p text:style-name="P9"/>
      <text:p text:style-name="P9">Framedraw subtype multrect</text:p>
      <text:p text:style-name="P9">This subtype of framedraw allows multiple rectangles to be drawn. It links four numeric parameters. The params represent start/end x/y values. The numeric parameters are multivalued, each rectangle is formed by the nth values of each parameter.</text:p>
      <text:p text:style-name="P9"/>
      <text:p text:style-name="P9"><text:soft-page-break/>Framedraw subtype singlepoint</text:p>
      <text:p text:style-name="P9">Links two parameters. They represent a single point on the frames. This can be marked by crosshairs, etc.</text:p>
      <text:p text:style-name="P9"/>
      <text:p text:style-name="P9"/>
      <text:p text:style-name="P9">Special type audiochannel</text:p>
      <text:p text:style-name="P9">Links 1 or more parameters. Any parameter marked with this should have 1 value per audio channel. For example it could be a volume level for an audio mixer.</text:p>
      <text:p text:style-name="P9"/>
      <text:p text:style-name="P9">Special type fileread</text:p>
      <text:p text:style-name="P9">Links 1 parameter of type string. This parameter should be empty or point to a file to which the user has read permissions.</text:p>
      <text:p text:style-name="P9"/>
      <text:p text:style-name="P9"/>
      <text:p text:style-name="P9">Special Type mergealign</text:p>
      <text:p text:style-name="P9">The mergealign special widget links together two num type parameters. It has two states. In one state it will set the first parameter to its minimum value and the second parameter to its maximum value. In the second state it will do the opposite, set the first parameter to its maximum, and the second parameter to its minimum. In LiVES the two states are controlled by two radio buttons, with labels “align starts” and “align ends”. It is generally used for transitions.</text:p>
      <text:p text:style-name="P9"/>
      <text:p text:style-name="P9">Requirements</text:p>
      <text:p text:style-name="P9"/>
      <text:p text:style-name="P9">In this table you can enter the binary requirements for the plugin. If any of these binaries are missing, the plugin will give an error and will not run.</text:p>
      <text:p text:style-name="P9">This field is not present for utilities.</text:p>
      <text:p text:style-name="P9"/>
      <text:p text:style-name="P9"/>
      <text:p text:style-name="P9">Properties</text:p>
      <text:p text:style-name="P9"/>
      <text:p text:style-name="P9">Here you can enter the properties for the script. This is optional. LiVES will set some hidden properties depending on the RFX type.</text:p>
      <text:p text:style-name="P9"/>
      <text:p text:style-name="P9">Currently changeable properties are:</text:p>
      <text:p text:style-name="P9"/>
      <text:p text:style-name="P9">slow – this is a hint to the interface that the effect/transition runs slowly.</text:p>
      <text:p text:style-name="P9"/>
      <text:p text:style-name="P9">batch mode generator – this is only for generators, and must be set if the generator runs in batch mode.</text:p>
      <text:p text:style-name="P9"><text:soft-page-break/></text:p>
      <text:p text:style-name="P9"/>
      <text:p text:style-name="P9">Triggers</text:p>
      <text:p text:style-name="P9"/>
      <text:p text:style-name="P9">In the trigger table, you can enter code which should be executed either when the effect is activated, or when a parameter value is changed. For a Utility, any code to be executed must be entered in the init trigger.</text:p>
      <text:p text:style-name="P9"/>
      <text:p text:style-name="P9">Refer to the LiVES-Perl guide for details of how triggers are coded in LiVES-Perl.</text:p>
      <text:p text:style-name="P9"/>
      <text:p text:style-name="P9"/>
      <text:p text:style-name="P9"/>
      <text:p text:style-name="P9"/>
      <text:p text:style-name="P10">Examples</text:p>
      <text:p text:style-name="P11"/>
      <text:p text:style-name="P13">Example 1 – simple negate using imageMagick</text:p>
      <text:p text:style-name="P11"/>
      <text:p text:style-name="P11">I note that the command “convert image1 -negate image2” will produce image2 from image1 with the colours inverted. I decide to make it into an RFX plugin.</text:p>
      <text:p text:style-name="P11"/>
      <text:p text:style-name="P11">I go to Advanced | New RFX Test Script</text:p>
      <text:p text:style-name="P11"/>
      <text:p text:style-name="P11">I fill in the following:</text:p>
      <text:p text:style-name="P11"/>
      <text:p text:style-name="P11">Name: negate</text:p>
      <text:p text:style-name="P11">Version: 1</text:p>
      <text:p text:style-name="P11">Author: Salsaman</text:p>
      <text:p text:style-name="P11">Menu text: _Negate</text:p>
      <text:p text:style-name="P11">Action description: Negating</text:p>
      <text:p text:style-name="P11"/>
      <text:p text:style-name="P11"/>
      <text:p text:style-name="P11">Since I will code this script in LiVES-Perl, I refer to the LiVES-Perl guide. I note that $convert_command should be used instead of convert.</text:p>
      <text:p text:style-name="P11"/>
      <text:p text:style-name="P11">In the loop code I enter:</text:p>
      <text:p text:style-name="P11"/>
      <text:p text:style-name="P11">system(“$convert_command $in -negate $out”);</text:p>
      <text:p text:style-name="P11"/>
      <text:p text:style-name="P11">and click OK. I note that convert is required to run this plugin, so I go to <text:soft-page-break/>requirements and add a new entry, “convert”. I click OK to save the requirements and again to close the Requirements window. The script has no parameters, and is now complete, so I click OK to save and give the script a name.</text:p>
      <text:p text:style-name="P11"/>
      <text:p text:style-name="P11">I go to Advanced | Rebuild all RFX plugins</text:p>
      <text:p text:style-name="P11"/>
      <text:p text:style-name="P11">The plugins are rebuilt and the the new menu entry is added. I can now run the test effect on a selection from Advanced | Run Test RFX</text:p>
      <text:p text:style-name="P11"/>
      <text:p text:style-name="P13"/>
      <text:p text:style-name="P10"/>
      <text:p text:style-name="P10"/>
      <text:p text:style-name="P10"/>
      <text:p text:style-name="P10"/>
      <text:p text:style-name="P10"/>
      <text:p text:style-name="P13">Example 2 – Edge detect with convert with a parameter</text:p>
      <text:p text:style-name="P11"/>
      <text:p text:style-name="P11">I note that the command “convert image1 -edge &lt;radius&gt; image2” will produce image2 from image1 with an edge detect, with a radius parameter. I decide to make it into an RFX plugin.</text:p>
      <text:p text:style-name="P11"/>
      <text:p text:style-name="P11">I go to Advanced | New RFX Test Script</text:p>
      <text:p text:style-name="P11"/>
      <text:p text:style-name="P11">I fill in the following:</text:p>
      <text:p text:style-name="P11"/>
      <text:p text:style-name="P11">Name: edge_detect</text:p>
      <text:p text:style-name="P11">Version: 1</text:p>
      <text:p text:style-name="P11">Author: Salsaman</text:p>
      <text:p text:style-name="P11">Menu text: _Edge detect</text:p>
      <text:p text:style-name="P11">Action description: Edge detecting</text:p>
      <text:p text:style-name="P11"/>
      <text:p text:style-name="P11"/>
      <text:p text:style-name="P11">Since I will code this script in LiVES-Perl, I refer to the LiVES-Perl guide. I note that $convert_command should be used instead of convert.</text:p>
      <text:p text:style-name="P11"/>
      <text:p text:style-name="P11">In the loop code I enter:</text:p>
      <text:p text:style-name="P11"/>
      <text:p text:style-name="P11">system(“$convert_command $in -edge $p0 $out”);</text:p>
      <text:p text:style-name="P11"/>
      <text:p text:style-name="P11">and click OK. I note that convert is required to run this plugin, so I go to <text:soft-page-break/>requirements and add a new entry, “convert”. I click OK to save the requirements and again to close the Requirements window. The script has a parameter, the radius, which is an integer. Referring to the LiVES-Perl language guide I see that parameters are referred to as $p0, $p1, $p2 or $p3_red, $p3_green, $p3_blue. Here I will use a number so it will be $p0.</text:p>
      <text:p text:style-name="P11"/>
      <text:p text:style-name="P11">Now I need to define that paramter for RFX. So I click on parameters and enter a new paramter. I fill in the fields as follows:</text:p>
      <text:p text:style-name="P11"/>
      <text:p text:style-name="P11">Name/Label : _Radius</text:p>
      <text:p text:style-name="P11">Type : num</text:p>
      <text:p text:style-name="P11">Decimal places: 0</text:p>
      <text:p text:style-name="P11">Default value: 1</text:p>
      <text:p text:style-name="P11">Minimum value: 1</text:p>
      <text:p text:style-name="P11">Maximum value: 100 (as a guess)</text:p>
      <text:p text:style-name="P11"/>
      <text:p text:style-name="P11">This now tells the interface to throw up a window to get this parameter value.</text:p>
      <text:p text:style-name="P11">In LiVES-Perl, the value of this is $p0 in the Pre/Loop/Post code. </text:p>
      <text:p text:style-name="P11"/>
      <text:p text:style-name="P11"/>
      <text:p text:style-name="P11">I click OK to save and give the script a name.</text:p>
      <text:p text:style-name="P11"/>
      <text:p text:style-name="P11">I go to Advanced | Rebuild all RFX plugins</text:p>
      <text:p text:style-name="P11"/>
      <text:p text:style-name="P11">The plugins are rebuilt and the the new menu entry is added. I can now run the test effect on a selection from Advanced | Run Test RFX</text:p>
      <text:p text:style-name="P11"/>
      <text:p text:style-name="P11"/>
      <text:p text:style-name="P15"/>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Thorndale" svg:font-family="Thorndale"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7-21T17:34:53</meta:creation-date>
    <dc:creator>salsaman</dc:creator>
    <dc:date>2009-04-18T17:14:02</dc:date>
    <dc:language>en-US</dc:language>
    <meta:editing-cycles>14</meta:editing-cycles>
    <meta:editing-duration>PT8H36M20S</meta:editing-duration>
    <meta:user-defined meta:name="Info 1"/>
    <meta:user-defined meta:name="Info 2"/>
    <meta:user-defined meta:name="Info 3"/>
    <meta:user-defined meta:name="Info 4"/>
    <meta:document-statistic meta:table-count="0" meta:image-count="0" meta:object-count="0" meta:page-count="14" meta:paragraph-count="231" meta:word-count="3264" meta:character-count="18108"/>
  </office:meta>
</office:document-meta>
</file>